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ff9" officeooo:paragraph-rsid="000de735"/>
    </style:style>
    <style:style style:name="P2" style:family="paragraph" style:parent-style-name="Standard">
      <style:text-properties officeooo:rsid="0004fbc4" officeooo:paragraph-rsid="000de735"/>
    </style:style>
    <style:style style:name="P3" style:family="paragraph" style:parent-style-name="Standard">
      <style:text-properties officeooo:rsid="0007c95d" officeooo:paragraph-rsid="000de735"/>
    </style:style>
    <style:style style:name="P4" style:family="paragraph" style:parent-style-name="Standard">
      <style:text-properties fo:font-weight="bold" officeooo:rsid="0012d009" officeooo:paragraph-rsid="000de735" style:font-weight-asian="bold" style:font-weight-complex="bold"/>
    </style:style>
    <style:style style:name="P5" style:family="paragraph" style:parent-style-name="Standard">
      <style:text-properties fo:font-weight="bold" officeooo:rsid="000547d9" officeooo:paragraph-rsid="000de735" style:font-weight-asian="bold" style:font-weight-complex="bold"/>
    </style:style>
    <style:style style:name="P6" style:family="paragraph" style:parent-style-name="Standard">
      <style:text-properties fo:font-weight="bold" officeooo:rsid="00099dea" officeooo:paragraph-rsid="000de735" style:font-weight-asian="bold" style:font-weight-complex="bold"/>
    </style:style>
    <style:style style:name="P7" style:family="paragraph" style:parent-style-name="Standard">
      <style:text-properties officeooo:rsid="000547d9" officeooo:paragraph-rsid="000de735"/>
    </style:style>
    <style:style style:name="P8" style:family="paragraph" style:parent-style-name="Standard">
      <style:text-properties fo:font-weight="normal" officeooo:rsid="000de735" officeooo:paragraph-rsid="000de735" style:font-weight-asian="normal" style:font-weight-complex="normal"/>
    </style:style>
    <style:style style:name="P9" style:family="paragraph" style:parent-style-name="Standard">
      <style:text-properties fo:font-weight="normal" officeooo:rsid="000fbff9" officeooo:paragraph-rsid="000de735" style:font-weight-asian="normal" style:font-weight-complex="normal"/>
    </style:style>
    <style:style style:name="P10" style:family="paragraph" style:parent-style-name="Standard">
      <style:text-properties officeooo:rsid="000547d9" officeooo:paragraph-rsid="00189192"/>
    </style:style>
    <style:style style:name="P11" style:family="paragraph" style:parent-style-name="Standard">
      <style:text-properties officeooo:rsid="000547d9" officeooo:paragraph-rsid="001cc1ce"/>
    </style:style>
    <style:style style:name="P12" style:family="paragraph" style:parent-style-name="Standard">
      <style:text-properties officeooo:rsid="000547d9" officeooo:paragraph-rsid="001ec0aa"/>
    </style:style>
    <style:style style:name="P13" style:family="paragraph" style:parent-style-name="Standard">
      <style:text-properties officeooo:rsid="000547d9" officeooo:paragraph-rsid="00239bc6"/>
    </style:style>
    <style:style style:name="P14" style:family="paragraph" style:parent-style-name="Standard">
      <style:text-properties officeooo:rsid="000547d9" officeooo:paragraph-rsid="002613a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e735" style:font-weight-asian="normal" style:font-weight-complex="normal"/>
    </style:style>
    <style:style style:name="T3" style:family="text">
      <style:text-properties fo:font-weight="normal" officeooo:rsid="000e6f10" style:font-weight-asian="normal" style:font-weight-complex="normal"/>
    </style:style>
    <style:style style:name="T4" style:family="text">
      <style:text-properties fo:font-weight="normal" officeooo:rsid="001094be" style:font-weight-asian="normal" style:font-weight-complex="normal"/>
    </style:style>
    <style:style style:name="T5" style:family="text">
      <style:text-properties fo:font-weight="normal" officeooo:rsid="0010b09f" style:font-weight-asian="normal" style:font-weight-complex="normal"/>
    </style:style>
    <style:style style:name="T6" style:family="text">
      <style:text-properties fo:font-weight="normal" officeooo:rsid="0012f9b2" style:font-weight-asian="normal" style:font-weight-complex="normal"/>
    </style:style>
    <style:style style:name="T7" style:family="text">
      <style:text-properties fo:font-weight="normal" officeooo:rsid="00139a19" style:font-weight-asian="normal" style:font-weight-complex="normal"/>
    </style:style>
    <style:style style:name="T8" style:family="text">
      <style:text-properties fo:font-weight="normal" officeooo:rsid="001511e0" style:font-weight-asian="normal" style:font-weight-complex="normal"/>
    </style:style>
    <style:style style:name="T9" style:family="text">
      <style:text-properties fo:font-weight="normal" officeooo:rsid="0016b23d" style:font-weight-asian="normal" style:font-weight-complex="normal"/>
    </style:style>
    <style:style style:name="T10" style:family="text">
      <style:text-properties fo:font-weight="normal" officeooo:rsid="0018553f" style:font-weight-asian="normal" style:font-weight-complex="normal"/>
    </style:style>
    <style:style style:name="T11" style:family="text">
      <style:text-properties fo:font-weight="normal" officeooo:rsid="00189192" style:font-weight-asian="normal" style:font-weight-complex="normal"/>
    </style:style>
    <style:style style:name="T12" style:family="text">
      <style:text-properties fo:font-weight="normal" officeooo:rsid="001a445c" style:font-weight-asian="normal" style:font-weight-complex="normal"/>
    </style:style>
    <style:style style:name="T13" style:family="text">
      <style:text-properties fo:font-weight="normal" officeooo:rsid="001adbe0" style:font-weight-asian="normal" style:font-weight-complex="normal"/>
    </style:style>
    <style:style style:name="T14" style:family="text">
      <style:text-properties fo:font-weight="normal" officeooo:rsid="001cc1ce" style:font-weight-asian="normal" style:font-weight-complex="normal"/>
    </style:style>
    <style:style style:name="T15" style:family="text">
      <style:text-properties fo:font-weight="normal" officeooo:rsid="001ec0aa" style:font-weight-asian="normal" style:font-weight-complex="normal"/>
    </style:style>
    <style:style style:name="T16" style:family="text">
      <style:text-properties fo:font-weight="normal" officeooo:rsid="001ff38b" style:font-weight-asian="normal" style:font-weight-complex="normal"/>
    </style:style>
    <style:style style:name="T17" style:family="text">
      <style:text-properties fo:font-weight="normal" officeooo:rsid="00226df2" style:font-weight-asian="normal" style:font-weight-complex="normal"/>
    </style:style>
    <style:style style:name="T18" style:family="text">
      <style:text-properties fo:font-weight="normal" officeooo:rsid="00239bc6" style:font-weight-asian="normal" style:font-weight-complex="normal"/>
    </style:style>
    <style:style style:name="T19" style:family="text">
      <style:text-properties fo:font-weight="normal" officeooo:rsid="00247993" style:font-weight-asian="normal" style:font-weight-complex="normal"/>
    </style:style>
    <style:style style:name="T20" style:family="text">
      <style:text-properties fo:font-weight="normal" officeooo:rsid="002613ac" style:font-weight-asian="normal" style:font-weight-complex="normal"/>
    </style:style>
    <style:style style:name="T21" style:family="text">
      <style:text-properties fo:font-weight="normal" officeooo:rsid="0026dae9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e6f10" style:font-weight-asian="bold" style:font-weight-complex="bold"/>
    </style:style>
    <style:style style:name="T24" style:family="text">
      <style:text-properties fo:font-weight="bold" officeooo:rsid="001094be" style:font-weight-asian="bold" style:font-weight-complex="bold"/>
    </style:style>
    <style:style style:name="T25" style:family="text">
      <style:text-properties fo:font-weight="bold" officeooo:rsid="0010b09f" style:font-weight-asian="bold" style:font-weight-complex="bold"/>
    </style:style>
    <style:style style:name="T26" style:family="text">
      <style:text-properties fo:font-weight="bold" officeooo:rsid="00139a19" style:font-weight-asian="bold" style:font-weight-complex="bold"/>
    </style:style>
    <style:style style:name="T27" style:family="text">
      <style:text-properties fo:font-weight="bold" officeooo:rsid="001511e0" style:font-weight-asian="bold" style:font-weight-complex="bold"/>
    </style:style>
    <style:style style:name="T28" style:family="text">
      <style:text-properties fo:font-weight="bold" officeooo:rsid="0016b23d" style:font-weight-asian="bold" style:font-weight-complex="bold"/>
    </style:style>
    <style:style style:name="T29" style:family="text">
      <style:text-properties fo:font-weight="bold" officeooo:rsid="00189192" style:font-weight-asian="bold" style:font-weight-complex="bold"/>
    </style:style>
    <style:style style:name="T30" style:family="text">
      <style:text-properties fo:font-weight="bold" officeooo:rsid="0018c34e" style:font-weight-asian="bold" style:font-weight-complex="bold"/>
    </style:style>
    <style:style style:name="T31" style:family="text">
      <style:text-properties fo:font-weight="bold" officeooo:rsid="001a03c2" style:font-weight-asian="bold" style:font-weight-complex="bold"/>
    </style:style>
    <style:style style:name="T32" style:family="text">
      <style:text-properties fo:font-weight="bold" officeooo:rsid="001ec0aa" style:font-weight-asian="bold" style:font-weight-complex="bold"/>
    </style:style>
    <style:style style:name="T33" style:family="text">
      <style:text-properties fo:font-weight="bold" officeooo:rsid="001ff38b" style:font-weight-asian="bold" style:font-weight-complex="bold"/>
    </style:style>
    <style:style style:name="T34" style:family="text">
      <style:text-properties fo:font-weight="bold" officeooo:rsid="00210081" style:font-weight-asian="bold" style:font-weight-complex="bold"/>
    </style:style>
    <style:style style:name="T35" style:family="text">
      <style:text-properties fo:font-weight="bold" officeooo:rsid="00226df2" style:font-weight-asian="bold" style:font-weight-complex="bold"/>
    </style:style>
    <style:style style:name="T36" style:family="text">
      <style:text-properties fo:font-weight="bold" officeooo:rsid="00239bc6" style:font-weight-asian="bold" style:font-weight-complex="bold"/>
    </style:style>
    <style:style style:name="T37" style:family="text">
      <style:text-properties fo:font-weight="bold" officeooo:rsid="00247993" style:font-weight-asian="bold" style:font-weight-complex="bold"/>
    </style:style>
    <style:style style:name="T38" style:family="text">
      <style:text-properties fo:font-weight="bold" officeooo:rsid="002613ac" style:font-weight-asian="bold" style:font-weight-complex="bold"/>
    </style:style>
    <style:style style:name="T39" style:family="text">
      <style:text-properties officeooo:rsid="000de735"/>
    </style:style>
    <style:style style:name="T40" style:family="text">
      <style:text-properties officeooo:rsid="000e6f10"/>
    </style:style>
    <style:style style:name="T41" style:family="text">
      <style:text-properties officeooo:rsid="000fa7be"/>
    </style:style>
    <style:style style:name="T42" style:family="text">
      <style:text-properties officeooo:rsid="001094be"/>
    </style:style>
    <style:style style:name="T43" style:family="text">
      <style:text-properties officeooo:rsid="0012f9b2"/>
    </style:style>
    <style:style style:name="T44" style:family="text">
      <style:text-properties officeooo:rsid="00189192"/>
    </style:style>
    <style:style style:name="T45" style:family="text">
      <style:text-properties officeooo:rsid="001a4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older: <text:span text:style-name="T39">Model</text:span></text:p>
      <text:p text:style-name="P3">Package: com.mds.app.<text:span text:style-name="T39">model</text:span></text:p>
      <text:p text:style-name="P2">Class: <text:span text:style-name="T44">Projeto</text:span><text:span text:style-name="T39">Model</text:span>.java</text:p>
      <text:p text:style-name="P1"/>
      <text:p text:style-name="P4">Package: </text:p>
      <text:p text:style-name="P4"><text:tab/>com.mds.app.<text:span text:style-name="T39">model</text:span>: <text:span text:style-name="T1">Package containing all the </text:span><text:span text:style-name="T2">model</text:span><text:span text:style-name="T1"> elements from the application</text:span></text:p>
      <text:p text:style-name="P4"/>
      <text:p text:style-name="P4">Imports:</text:p>
      <text:p text:style-name="P4"><text:tab/><text:span text:style-name="T2">There is no imports in this class.</text:span></text:p>
      <text:p text:style-name="P8"/>
      <text:p text:style-name="P1"><text:span text:style-name="T22">Class:</text:span> </text:p>
      <text:p text:style-name="P1"><text:tab/><text:span text:style-name="T29">Projeto</text:span><text:span text:style-name="T23">Model</text:span><text:span text:style-name="T22">: </text:span><text:span text:style-name="T10">It's a public m</text:span><text:span text:style-name="T3">odel class for “</text:span><text:span text:style-name="T11">Projeto”</text:span><text:span text:style-name="T3">.</text:span></text:p>
      <text:p text:style-name="P9"><text:tab/></text:p>
      <text:p text:style-name="P5">Variables:</text:p>
      <text:p text:style-name="P10"><text:tab/><text:span text:style-name="T29">id</text:span><text:span text:style-name="T22">:</text:span> <text:span text:style-name="T40">It's a private String type variable to </text:span><text:span text:style-name="T43">store</text:span><text:span text:style-name="T40"> the </text:span><text:span text:style-name="T44">ID</text:span><text:span text:style-name="T40"> of the </text:span><text:span text:style-name="T44">project</text:span><text:span text:style-name="T41">.</text:span><text:span text:style-name="T40"> </text:span><text:span text:style-name="T42">It's accessed by the getter and setter methods.</text:span></text:p>
      <text:p text:style-name="P10"><text:span text:style-name="T42"><text:tab/></text:span><text:span text:style-name="T29">ano</text:span><text:span text:style-name="T24">: </text:span><text:span text:style-name="T4">It's a private </text:span><text:span text:style-name="T11">String</text:span><text:span text:style-name="T4"> type variable to </text:span><text:span text:style-name="T6">store</text:span><text:span text:style-name="T4"> the </text:span><text:span text:style-name="T11">year of the project</text:span><text:span text:style-name="T4"> . It's accessed by the getter and setter methods.</text:span></text:p>
      <text:p text:style-name="P10"><text:span text:style-name="T42"><text:tab/></text:span><text:span text:style-name="T29">numero</text:span><text:span text:style-name="T22">:</text:span> <text:span text:style-name="T40">It's a private String type variable to </text:span><text:span text:style-name="T43">store</text:span><text:span text:style-name="T40"> the </text:span><text:span text:style-name="T44">number of the project</text:span><text:span text:style-name="T41">.</text:span><text:span text:style-name="T40"> </text:span><text:span text:style-name="T42">It's accessed by the getter and setter methods.</text:span></text:p>
      <text:p text:style-name="P10"><text:span text:style-name="T42">//<text:tab/></text:span><text:span text:style-name="T29">nome</text:span><text:span text:style-name="T24">: </text:span><text:span text:style-name="T4">It's a private </text:span><text:span text:style-name="T11">String</text:span><text:span text:style-name="T4"> type variable to </text:span><text:span text:style-name="T6">store</text:span><text:span text:style-name="T4"> the </text:span><text:span text:style-name="T11">name of the </text:span><text:span text:style-name="T14">parliamentarian who emited the project</text:span><text:span text:style-name="T4">. It's accessed by the getter and setter methods.</text:span></text:p>
      <text:p text:style-name="P10"><text:span text:style-name="T42"><text:tab/></text:span><text:span text:style-name="T29">sigla</text:span><text:span text:style-name="T22">:</text:span> <text:span text:style-name="T40">It's a private String type variable to </text:span><text:span text:style-name="T43">store</text:span><text:span text:style-name="T40"> the </text:span><text:span text:style-name="T43">acronym</text:span><text:span text:style-name="T40"> of the </text:span><text:span text:style-name="T43">political </text:span><text:span text:style-name="T41">p</text:span><text:span text:style-name="T43">arty</text:span><text:span text:style-name="T41">.</text:span><text:span text:style-name="T40"> </text:span><text:span text:style-name="T42">It's accessed by the getter and setter methods.</text:span></text:p>
      <text:p text:style-name="P10"><text:span text:style-name="T42"><text:tab/></text:span><text:span text:style-name="T29">data</text:span><text:span text:style-name="T24">: </text:span><text:span text:style-name="T4">It's a private </text:span><text:span text:style-name="T11">String</text:span><text:span text:style-name="T4"> type variable to </text:span><text:span text:style-name="T6">store</text:span><text:span text:style-name="T4"> the </text:span><text:span text:style-name="T13">emission </text:span><text:span text:style-name="T11">date</text:span><text:span text:style-name="T4"> </text:span><text:span text:style-name="T11">of the project</text:span><text:span text:style-name="T4">. It's accessed by the getter and setter methods.</text:span></text:p>
      <text:p text:style-name="P10"><text:span text:style-name="T42"><text:tab/></text:span><text:span text:style-name="T29">explicacao</text:span><text:span text:style-name="T22">:</text:span> <text:span text:style-name="T40">It's a private String type variable to </text:span><text:span text:style-name="T43">store</text:span><text:span text:style-name="T40"> the </text:span><text:span text:style-name="T44">the explanation of the project</text:span><text:span text:style-name="T41">.</text:span><text:span text:style-name="T40"> </text:span><text:span text:style-name="T42">It's accessed by the getter and setter methods.</text:span></text:p>
      <text:p text:style-name="P10"><text:span text:style-name="T42"><text:tab/></text:span><text:span text:style-name="T29">status</text:span><text:span text:style-name="T24">: </text:span><text:span text:style-name="T4">It's a private </text:span><text:span text:style-name="T11">String</text:span><text:span text:style-name="T4"> type variable to </text:span><text:span text:style-name="T6">store</text:span><text:span text:style-name="T4"> the </text:span><text:span text:style-name="T11">actual status of the project</text:span><text:span text:style-name="T4">. It's accessed by the getter and setter methods.</text:span></text:p>
      <text:p text:style-name="P10"><text:span text:style-name="T42"><text:tab/></text:span><text:span text:style-name="T29">parlamentar</text:span><text:span text:style-name="T22">:</text:span> <text:span text:style-name="T40">It's a private </text:span><text:span text:style-name="T44">ParlamentarModel</text:span><text:span text:style-name="T40"> type variable to </text:span><text:span text:style-name="T43">store</text:span><text:span text:style-name="T40"> the </text:span><text:span text:style-name="T44">parliamentarian responsable for the project</text:span><text:span text:style-name="T41">.</text:span><text:span text:style-name="T40"> </text:span><text:span text:style-name="T42">It's accessed by the getter and setter methods.</text:span></text:p>
      <text:p text:style-name="P10"><text:span text:style-name="T42"><text:tab/></text:span><text:span text:style-name="T29">cont</text:span><text:span text:style-name="T24">: </text:span><text:span text:style-name="T4">It's a private </text:span><text:span text:style-name="T11">interger</text:span><text:span text:style-name="T4"> type variable </text:span><text:span text:style-name="T12">used to set a position in the XML file</text:span><text:span text:style-name="T4">. </text:span><text:span text:style-name="T11">It's accessed by the getter and setter methods. </text:span><text:span text:style-name="T14">It's initial value is 0 (zero).</text:span></text:p>
      <text:p text:style-name="P11"><text:span text:style-name="T42"><text:tab/></text:span><text:span text:style-name="T29">contId</text:span><text:span text:style-name="T22">:</text:span> <text:span text:style-name="T40">It's a private </text:span><text:span text:style-name="T44">interger</text:span><text:span text:style-name="T40"> type variable </text:span><text:span text:style-name="T45">used to set a position in the desired ID in the XML file</text:span><text:span text:style-name="T42">. </text:span><text:span text:style-name="T44">It's accessed by the getter and setter methods. </text:span><text:span text:style-name="T14">It's initial value is 0 (zero).</text:span></text:p>
      <text:p text:style-name="P10"><text:span text:style-name="T42"><text:tab/></text:span></text:p>
      <text:p text:style-name="P6">Methods:</text:p>
      <text:p text:style-name="P7"><text:tab/><text:span text:style-name="T24">P</text:span><text:span text:style-name="T30">rojeto</text:span><text:span text:style-name="T24">Model(): </text:span><text:span text:style-name="T4">Default constructor method of the class.</text:span></text:p>
      <text:p text:style-name="P11"><text:span text:style-name="T4"><text:tab/></text:span><text:span text:style-name="T24">Par</text:span><text:span text:style-name="T26">tido</text:span><text:span text:style-name="T24">Model(String </text:span><text:span text:style-name="T31">ano</text:span><text:span text:style-name="T24">, </text:span><text:span text:style-name="T26">String</text:span><text:span text:style-name="T24"> </text:span><text:span text:style-name="T31">nome, </text:span><text:span text:style-name="T24">String</text:span><text:span text:style-name="T31"> sigla, </text:span><text:span text:style-name="T24">String </text:span><text:span text:style-name="T31">data, </text:span><text:span text:style-name="T24">String </text:span><text:span text:style-name="T31">numero, </text:span><text:span text:style-name="T24">String </text:span><text:span text:style-name="T31">explicacao, ParlamentarModel parlamentar</text:span><text:span text:style-name="T24">):</text:span><text:span text:style-name="T4"> This is the constructor method of the class that receives as parameters a String variable </text:span><text:span text:style-name="T7">for “</text:span><text:span text:style-name="T14">ano</text:span><text:span text:style-name="T7">”, </text:span><text:span text:style-name="T4">a String variable </text:span><text:span text:style-name="T7">for “</text:span><text:span text:style-name="T14">nome</text:span><text:span text:style-name="T7">”, </text:span><text:span text:style-name="T4">a String variable </text:span><text:span text:style-name="T7">for “</text:span><text:span text:style-name="T14">sigla</text:span><text:span text:style-name="T7">”, </text:span><text:span text:style-name="T4">a String variable </text:span><text:span text:style-name="T7">for “</text:span><text:span text:style-name="T14">data</text:span><text:span text:style-name="T7">”, </text:span><text:span text:style-name="T4">a String variable </text:span><text:span text:style-name="T7">for “</text:span><text:span text:style-name="T14">numero</text:span><text:span text:style-name="T7">”, </text:span><text:span text:style-name="T4">a String variable </text:span><text:span text:style-name="T7">for “</text:span><text:span text:style-name="T14">explicacao</text:span><text:span text:style-name="T7">” </text:span><text:span text:style-name="T14">and</text:span><text:span text:style-name="T7"> </text:span><text:span text:style-name="T4">a </text:span><text:span text:style-name="T14">ParlamentarModel</text:span><text:span text:style-name="T4"> variable </text:span><text:span text:style-name="T7">for “</text:span><text:span text:style-name="T14">parlamentar</text:span><text:span text:style-name="T7">”</text:span><text:span text:style-name="T4">. </text:span><text:span text:style-name="T14">It also sets the </text:span><text:span text:style-name="T15">value</text:span><text:span text:style-name="T14"> 1 </text:span><text:span text:style-name="T15">(one) </text:span><text:span text:style-name="T14">the “cont” variable.</text:span></text:p>
      <text:p text:style-name="P11"><text:span text:style-name="T4"><text:tab/></text:span><text:span text:style-name="T25">get</text:span><text:span text:style-name="T32">Ano</text:span><text:span text:style-name="T25">():</text:span><text:span text:style-name="T5"> the public access method to verify the variable “</text:span><text:span text:style-name="T15">ano</text:span><text:span text:style-name="T5">” of the String type. It returns the “</text:span><text:span text:style-name="T15">ano</text:span><text:span text:style-name="T5">” variable value of the </text:span><text:span text:style-name="T15">emission date of the project</text:span><text:span text:style-name="T5">.</text:span></text:p>
      <text:p text:style-name="P11"><text:span text:style-name="T5"><text:tab/></text:span><text:span text:style-name="T25">set</text:span><text:span text:style-name="T32">Ano</text:span><text:span text:style-name="T25">(String </text:span><text:span text:style-name="T32">Ano</text:span><text:span text:style-name="T25">):</text:span><text:span text:style-name="T5"> the public access method to modify the variable “</text:span><text:span text:style-name="T15">ano</text:span><text:span text:style-name="T5">” of the String type. It receives a String value as a parameter and stores it in the String variable “</text:span><text:span text:style-name="T15">ano</text:span><text:span text:style-name="T5">”. It's a void method, so it has no return.</text:span></text:p>
      <text:p text:style-name="P11"><text:span text:style-name="T5"><text:tab/></text:span><text:span text:style-name="T25">get</text:span><text:span text:style-name="T32">Numero</text:span><text:span text:style-name="T25">():</text:span><text:span text:style-name="T5"> the public access method to verify the variable “</text:span><text:span text:style-name="T15">numero</text:span><text:span text:style-name="T5">” of the String type. It returns the “</text:span><text:span text:style-name="T15">numero</text:span><text:span text:style-name="T5">” variable value of </text:span><text:span text:style-name="T15">number of the project</text:span><text:span text:style-name="T5">.</text:span></text:p>
      <text:p text:style-name="P11"><text:soft-page-break/><text:span text:style-name="T5"><text:tab/></text:span><text:span text:style-name="T25">set</text:span><text:span text:style-name="T32">Numero</text:span><text:span text:style-name="T25">(String </text:span><text:span text:style-name="T32">numero</text:span><text:span text:style-name="T25">):</text:span><text:span text:style-name="T5"> the public access method to modify the variable “</text:span><text:span text:style-name="T15">numero</text:span><text:span text:style-name="T5">” of the String type. It receives a String value as a parameter and stores it in the String variable “</text:span><text:span text:style-name="T15">numero</text:span><text:span text:style-name="T5">”. It's a void method, so it has no return.</text:span></text:p>
      <text:p text:style-name="P11"><text:span text:style-name="T5"><text:tab/></text:span><text:span text:style-name="T25">get</text:span><text:span text:style-name="T32">Nome</text:span><text:span text:style-name="T25">():</text:span><text:span text:style-name="T5"> the public access method to verify the variable “</text:span><text:span text:style-name="T15">nome</text:span><text:span text:style-name="T5">” of the String type. It returns the “</text:span><text:span text:style-name="T15">nome</text:span><text:span text:style-name="T5">” variable value of the </text:span><text:span text:style-name="T15">parliamentarian who emited the project</text:span><text:span text:style-name="T5">.</text:span></text:p>
      <text:p text:style-name="P12"><text:span text:style-name="T5"><text:tab/></text:span><text:span text:style-name="T25">set</text:span><text:span text:style-name="T32">Nome</text:span><text:span text:style-name="T25">(String </text:span><text:span text:style-name="T32">nome</text:span><text:span text:style-name="T25">):</text:span><text:span text:style-name="T5"> the public access method to modify the variable “</text:span><text:span text:style-name="T15">nome</text:span><text:span text:style-name="T5">” of the String type. </text:span><text:span text:style-name="T15">If the counting variable “cont” iquals 1 (one) i</text:span><text:span text:style-name="T5">t receives a String value as a parameter and stores it in the String variable “</text:span><text:span text:style-name="T15">nome</text:span><text:span text:style-name="T5">”</text:span><text:span text:style-name="T15">, else if “cont”</text:span><text:span text:style-name="T5"> </text:span><text:span text:style-name="T15">is different than 1 (one), it does nothing. In the end of the method, the counting variable “cont” is auto-increased. </text:span><text:span text:style-name="T5">It's a void method, so it has no return.</text:span></text:p>
      <text:p text:style-name="P12"><text:span text:style-name="T5"><text:tab/></text:span><text:span text:style-name="T25">set</text:span><text:span text:style-name="T32">Id</text:span><text:span text:style-name="T25">(String </text:span><text:span text:style-name="T32">id</text:span><text:span text:style-name="T25">):</text:span><text:span text:style-name="T5"> the public access method to modify the variable “</text:span><text:span text:style-name="T15">id</text:span><text:span text:style-name="T5">” of the String type. </text:span><text:span text:style-name="T15">If the counting variable “contId” iquals 0 (zero) i</text:span><text:span text:style-name="T5">t receives a String value as a parameter and stores it in the String variable “</text:span><text:span text:style-name="T15">id</text:span><text:span text:style-name="T5">” </text:span><text:span text:style-name="T15">and the counting variable “contId” is auto-increased</text:span><text:span text:style-name="T5">, </text:span><text:span text:style-name="T15">else if “contId”</text:span><text:span text:style-name="T5"> </text:span><text:span text:style-name="T15">is different than 0 (zero), it does nothing. </text:span><text:span text:style-name="T5">It's a void method, so it has no return.</text:span></text:p>
      <text:p text:style-name="P11"><text:span text:style-name="T5"><text:tab/></text:span><text:span text:style-name="T25">get</text:span><text:span text:style-name="T27">Sigla</text:span><text:span text:style-name="T25">():</text:span><text:span text:style-name="T5"> the public access method to verify the variable “</text:span><text:span text:style-name="T8">sigla</text:span><text:span text:style-name="T5">” of the String type. It returns the “</text:span><text:span text:style-name="T8">sigla</text:span><text:span text:style-name="T5">” variable value of the </text:span><text:span text:style-name="T8">political party</text:span><text:span text:style-name="T5">.</text:span></text:p>
      <text:p text:style-name="P11"><text:span text:style-name="T5"><text:tab/></text:span><text:span text:style-name="T25">get</text:span><text:span text:style-name="T33">Id</text:span><text:span text:style-name="T25">():</text:span><text:span text:style-name="T5"> the public access method to verify the variable “</text:span><text:span text:style-name="T16">id</text:span><text:span text:style-name="T5">” of the String type. It returns the “</text:span><text:span text:style-name="T16">id</text:span><text:span text:style-name="T5">” variable value of the </text:span><text:span text:style-name="T16">project</text:span><text:span text:style-name="T5">.</text:span></text:p>
      <text:p text:style-name="P11"><text:span text:style-name="T5"><text:tab/></text:span><text:span text:style-name="T25">set</text:span><text:span text:style-name="T34">Sigla</text:span><text:span text:style-name="T25">(String </text:span><text:span text:style-name="T34">sigla</text:span><text:span text:style-name="T25">):</text:span><text:span text:style-name="T5"> the public access method to modify the variable “</text:span><text:span text:style-name="T8">sigla</text:span><text:span text:style-name="T5">” of the String type. It receives a String value as a parameter and stores it in the String variable “</text:span><text:span text:style-name="T8">sigla</text:span><text:span text:style-name="T5">”. It's a void method, so it has no return.</text:span></text:p>
      <text:p text:style-name="P13"><text:span text:style-name="T5"><text:tab/></text:span><text:span text:style-name="T25">get</text:span><text:span text:style-name="T35">Data</text:span><text:span text:style-name="T25">():</text:span><text:span text:style-name="T5"> the public access method to verify the variable “</text:span><text:span text:style-name="T17">data</text:span><text:span text:style-name="T5">” of the </text:span><text:span text:style-name="T8">String</text:span><text:span text:style-name="T5"> type. It returns the “</text:span><text:span text:style-name="T17">data</text:span><text:span text:style-name="T5">” variable value of the </text:span><text:span text:style-name="T17">emission date of the project</text:span><text:span text:style-name="T5">.</text:span></text:p>
      <text:p text:style-name="P13"><text:span text:style-name="T5"><text:tab/></text:span><text:span text:style-name="T25">set</text:span><text:span text:style-name="T35">Data</text:span><text:span text:style-name="T25">(</text:span><text:span text:style-name="T28">String</text:span><text:span text:style-name="T25"> </text:span><text:span text:style-name="T35">data</text:span><text:span text:style-name="T25">):</text:span><text:span text:style-name="T5"> the public access method to modify the variable “</text:span><text:span text:style-name="T17">data</text:span><text:span text:style-name="T5">” of the </text:span><text:span text:style-name="T9">String</text:span><text:span text:style-name="T5"> type. It receives a </text:span><text:span text:style-name="T9">String</text:span><text:span text:style-name="T5"> value as a parameter and stores it in the </text:span><text:span text:style-name="T9">String</text:span><text:span text:style-name="T5"> variable “</text:span><text:span text:style-name="T17">data</text:span><text:span text:style-name="T5">”. It's a void method, so it has no return.</text:span></text:p>
      <text:p text:style-name="P13"><text:span text:style-name="T25"><text:tab/>get</text:span><text:span text:style-name="T36">Explicacao</text:span><text:span text:style-name="T25">():</text:span><text:span text:style-name="T5"> the public access method to verify the variable “</text:span><text:span text:style-name="T18">explicacao</text:span><text:span text:style-name="T5">” of the </text:span><text:span text:style-name="T8">String</text:span><text:span text:style-name="T5"> type. It returns the “</text:span><text:span text:style-name="T18">explicacao</text:span><text:span text:style-name="T5">” variable value of </text:span><text:span text:style-name="T18">explanation of the project</text:span><text:span text:style-name="T5">.</text:span></text:p>
      <text:p text:style-name="P13"><text:span text:style-name="T5"><text:tab/></text:span><text:span text:style-name="T25">set</text:span><text:span text:style-name="T36">Explicacao</text:span><text:span text:style-name="T25">(</text:span><text:span text:style-name="T28">String</text:span><text:span text:style-name="T25"> </text:span><text:span text:style-name="T36">explicacao</text:span><text:span text:style-name="T25">):</text:span><text:span text:style-name="T5"> the public access method to modify the variable “</text:span><text:span text:style-name="T18">explicacao</text:span><text:span text:style-name="T5">” of the </text:span><text:span text:style-name="T9">String</text:span><text:span text:style-name="T5"> type. It receives a </text:span><text:span text:style-name="T9">String</text:span><text:span text:style-name="T5"> value as a parameter and stores it in the </text:span><text:span text:style-name="T9">String</text:span><text:span text:style-name="T5"> variable “</text:span><text:span text:style-name="T18">explicacao</text:span><text:span text:style-name="T5">”. It's a void method, so it has no return.</text:span></text:p>
      <text:p text:style-name="P13"><text:span text:style-name="T25"><text:tab/>get</text:span><text:span text:style-name="T36">Parlamentar</text:span><text:span text:style-name="T25">():</text:span><text:span text:style-name="T5"> the public access method to verify the variable “</text:span><text:span text:style-name="T18">parlamentar</text:span><text:span text:style-name="T5">” of the </text:span><text:span text:style-name="T18">ParlamentarModel</text:span><text:span text:style-name="T5"> type. It returns the “</text:span><text:span text:style-name="T18">parlamentar</text:span><text:span text:style-name="T5">” variable value of the</text:span><text:span text:style-name="T18"> parliamentarian who emited the</text:span><text:span text:style-name="T17"> project</text:span><text:span text:style-name="T5">.</text:span></text:p>
      <text:p text:style-name="P13"><text:span text:style-name="T5"><text:tab/></text:span><text:span text:style-name="T25">set</text:span><text:span text:style-name="T36">Parlamentar</text:span><text:span text:style-name="T25">(</text:span><text:span text:style-name="T36">ParlamentarModel</text:span><text:span text:style-name="T25"> </text:span><text:span text:style-name="T36">parlamentar</text:span><text:span text:style-name="T25">):</text:span><text:span text:style-name="T5"> the public access method to modify the variable “</text:span><text:span text:style-name="T18">parlamentar</text:span><text:span text:style-name="T5">” of the </text:span><text:span text:style-name="T18">ParlamentarModel</text:span><text:span text:style-name="T5"> type. It receives a </text:span><text:span text:style-name="T9">String</text:span><text:span text:style-name="T5"> value as a parameter and stores it in the </text:span><text:span text:style-name="T18">ParlamentarModel</text:span><text:span text:style-name="T5"> variable “</text:span><text:span text:style-name="T18">parlamentar</text:span><text:span text:style-name="T5">”. It's a void method, so it has no return.</text:span></text:p>
      <text:p text:style-name="P13"><text:span text:style-name="T25"><text:tab/>get</text:span><text:span text:style-name="T36">Cont</text:span><text:span text:style-name="T25">():</text:span><text:span text:style-name="T5"> the public access method to verify the variable “</text:span><text:span text:style-name="T18">cont</text:span><text:span text:style-name="T5">” of the </text:span><text:span text:style-name="T18">interger</text:span><text:span text:style-name="T5"> type. It returns the “</text:span><text:span text:style-name="T18">cont</text:span><text:span text:style-name="T5">” </text:span><text:span text:style-name="T18">counting</text:span><text:span text:style-name="T5"> variable value.</text:span></text:p>
      <text:p text:style-name="P13"><text:span text:style-name="T5"><text:tab/></text:span><text:span text:style-name="T25">set</text:span><text:span text:style-name="T36">Cont</text:span><text:span text:style-name="T25">(</text:span><text:span text:style-name="T36">int</text:span><text:span text:style-name="T25"> </text:span><text:span text:style-name="T36">cont</text:span><text:span text:style-name="T25">):</text:span><text:span text:style-name="T5"> the public access method to modify the variable “</text:span><text:span text:style-name="T18">cont</text:span><text:span text:style-name="T5">” of the </text:span><text:span text:style-name="T18">interger</text:span><text:span text:style-name="T5"> type. It receives a </text:span><text:span text:style-name="T18">interger</text:span><text:span text:style-name="T5"> value as a parameter and stores it in the </text:span><text:span text:style-name="T18">interger</text:span><text:span text:style-name="T5"> variable “</text:span><text:span text:style-name="T18">cont</text:span><text:span text:style-name="T5">”. It's a void method, so it has no return.</text:span></text:p>
      <text:p text:style-name="P13"><text:span text:style-name="T25"><text:tab/>get</text:span><text:span text:style-name="T36">ContId</text:span><text:span text:style-name="T25">():</text:span><text:span text:style-name="T5"> the public access method to verify the variable “</text:span><text:span text:style-name="T18">contId</text:span><text:span text:style-name="T5">” of the </text:span><text:span text:style-name="T18">interger</text:span><text:span text:style-name="T5"> type. It returns the “</text:span><text:span text:style-name="T18">contId</text:span><text:span text:style-name="T5">” </text:span><text:span text:style-name="T18">counting ID </text:span><text:span text:style-name="T5">variable value.</text:span></text:p>
      <text:p text:style-name="P13"><text:span text:style-name="T5"><text:tab/></text:span><text:span text:style-name="T25">set</text:span><text:span text:style-name="T36">ContId</text:span><text:span text:style-name="T25">(</text:span><text:span text:style-name="T28">String</text:span><text:span text:style-name="T25"> </text:span><text:span text:style-name="T36">contId</text:span><text:span text:style-name="T25">):</text:span><text:span text:style-name="T5"> the public access method to modify the variable “</text:span><text:span text:style-name="T18">contId</text:span><text:span text:style-name="T5">” of the </text:span><text:span text:style-name="T18">interger</text:span><text:span text:style-name="T5"> type. It receives a </text:span><text:span text:style-name="T18">interger</text:span><text:span text:style-name="T5"> value as a parameter and stores it in the </text:span><text:span text:style-name="T18">interger</text:span><text:span text:style-name="T5"> variable “</text:span><text:span text:style-name="T18">contId</text:span><text:span text:style-name="T5">”. It's a void method, so it has no return.</text:span></text:p>
      <text:p text:style-name="P13"><text:span text:style-name="T25"><text:tab/>ge</text:span><text:span text:style-name="T37">tStatus</text:span><text:span text:style-name="T25">():</text:span><text:span text:style-name="T5"> the public access method to verify the variable “</text:span><text:span text:style-name="T19">status</text:span><text:span text:style-name="T5">” of the </text:span><text:span text:style-name="T8">String</text:span><text:span text:style-name="T5"> type. It returns the “</text:span><text:span text:style-name="T19">status</text:span><text:span text:style-name="T5">” variable value of the </text:span><text:span text:style-name="T19">status</text:span><text:span text:style-name="T17"> of the project</text:span><text:span text:style-name="T5">.</text:span></text:p>
      <text:p text:style-name="P13"><text:span text:style-name="T5"><text:tab/></text:span><text:span text:style-name="T25">set</text:span><text:span text:style-name="T37">Status</text:span><text:span text:style-name="T25">(</text:span><text:span text:style-name="T28">String</text:span><text:span text:style-name="T25"> </text:span><text:span text:style-name="T37">status</text:span><text:span text:style-name="T25">):</text:span><text:span text:style-name="T5"> the public access method to modify the variable “</text:span><text:span text:style-name="T19">status</text:span><text:span text:style-name="T5">” of the </text:span><text:span text:style-name="T9">String</text:span><text:span text:style-name="T5"> type. It receives a </text:span><text:span text:style-name="T9">String</text:span><text:span text:style-name="T5"> value as a parameter and stores it in the </text:span><text:span text:style-name="T9">String</text:span><text:span text:style-name="T5"> variable “</text:span><text:span text:style-name="T19">status</text:span><text:span text:style-name="T5">”. It's a void method, so it has no return.</text:span></text:p>
      <text:p text:style-name="P14"><text:soft-page-break/><text:span text:style-name="T5"><text:tab/></text:span><text:span text:style-name="T38">toString</text:span><text:span text:style-name="T25">():</text:span><text:span text:style-name="T5"> </text:span><text:span text:style-name="T20">a</text:span><text:span text:style-name="T5"> public</text:span><text:span text:style-name="T21"> </text:span><text:span text:style-name="T5">method </text:span><text:span text:style-name="T21">with the @Override anotation </text:span><text:span text:style-name="T20">that represent one ProjetoModel object as a String</text:span><text:span text:style-name="T5">. It returns </text:span><text:span text:style-name="T20">a String with all the information of the constructed object. </text:span></text:p>
      <text:p text:style-name="P14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</meta:initial-creator>
    <meta:creation-date>2014-04-10T12:15:42</meta:creation-date>
    <dc:date>2014-04-11T11:37:40</dc:date>
    <dc:creator>Luciano </dc:creator>
    <meta:editing-duration>PT2H27M48S</meta:editing-duration>
    <meta:editing-cycles>26</meta:editing-cycles>
    <meta:generator>LibreOffice/3.6$Linux_X86_64 LibreOffice_project/360m1$Build-2</meta:generator>
    <meta:document-statistic meta:table-count="0" meta:image-count="0" meta:object-count="0" meta:page-count="3" meta:paragraph-count="50" meta:word-count="1187" meta:character-count="7261" meta:non-whitespace-character-count="6077"/>
  </office:meta>
</office:document-meta>
</file>